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1" style:master-page-name="">
      <loext:graphic-properties draw:fill="none"/>
      <style:paragraph-properties fo:margin-left="0in" fo:margin-right="0in" fo:margin-top="0in" fo:margin-bottom="0.0972in" style:contextual-spacing="false" fo:line-height="115%" fo:text-align="justify" style:justify-single-word="false" fo:text-indent="0.5in" style:auto-text-indent="false" style:page-number="auto" fo:background-color="transparent"/>
    </style:style>
    <style:style style:name="P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5in" style:auto-text-indent="false" fo:background-color="transparent"/>
      <style:text-properties style:font-name="Nimbus Roman" style:font-name-complex="Nimbus Roman"/>
    </style:style>
    <style:style style:name="P3" style:family="paragraph" style:parent-style-name="Text_20_body">
      <loext:graphic-properties draw:fill="none"/>
      <style:paragraph-properties fo:margin-left="0in" fo:margin-right="0in" fo:margin-top="0in" fo:margin-bottom="0.0972in" style:contextual-spacing="false" fo:line-height="115%" fo:text-align="left" style:justify-single-word="false" fo:text-indent="0.5in" style:auto-text-indent="false" fo:background-color="transparent"/>
      <style:text-properties style:font-name="Nimbus Roman" style:font-name-complex="Nimbus Roman"/>
    </style:style>
    <style:style style:name="P4"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5in" style:auto-text-indent="false" fo:background-color="transparent"/>
    </style:style>
    <style:style style:name="T1" style:family="text">
      <style:text-properties style:font-name="Nimbus Roman" style:font-name-complex="Nimbus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Literature Review</text:span></text:span></text:h>
      <text:p text:style-name="P2">According to J. Smith and R. Brown (2018), wire harness systems are essential components in modern electrical and electronic applications, providing organized transmission of power and signals between different subsystems. Their study emphasizes that proper design and maintenance of wire harnesses are critical for ensuring system reliability and safety. The authors highlight that faults such as open circuits, short circuits, and insulation failures can significantly impact system performance and may lead to complete system failure if not detected early.</text:p>
      <text:p text:style-name="P2">According to A. Kumar and S. Patel (2020), traditional wire harness testing methods such as continuity testing and visual inspection are widely used due to their simplicity and low cost. However, these methods are time-consuming and highly dependent on human accuracy. The study points out that manual testing techniques are not capable of identifying advanced faults such as high resistance connections or signal degradation, which has led to the need for automated diagnostic systems.</text:p>
      <text:p text:style-name="P2">According to L. Wang et al. (2019), signal integrity plays a crucial role in modern electrical systems, especially where high-speed data transmission is involved. Their research focuses on propagation delay and signal distortion as key indicators of wire quality. The study explains that increased propagation delay may indicate poor connections, degraded conductors, or उच्च resistance paths. The authors conclude that incorporating signal integrity analysis improves the accuracy of fault detection in wiring systems.</text:p>
      <text:p text:style-name="P2">According to D. Johnson (2019), advanced fault detection techniques such as Time Domain Reflectometry (TDR) are highly effective in identifying faults in cable systems. TDR works by sending a signal through the wire and analyzing reflections caused by discontinuities. Although the method provides precise fault location, the study highlights that it is expensive and complex, making it unsuitable for low-cost and small-scale applications.</text:p>
      <text:p text:style-name="P2">According to Allegro Microsystems (2017), the ACS712 Hall-effect current sensor is widely used for current measurement in embedded systems. The study explains that the sensor provides electrical isolation and can measure both AC and DC currents. It converts the magnetic field generated by current flow into a proportional voltage output. The authors emphasize that current measurement is essential for detecting overcurrent conditions and evaluating the load-carrying capacity of electrical wires.</text:p>
      <text:p text:style-name="P2">According to M. Chen and Y. Li (2018), thermal analysis is an important factor in assessing the performance and reliability of electrical conductors. Their research explains that when current flows through a wire, heat is generated due to electrical resistance, which can be described using Joule’s law:</text:p>
      <text:p text:style-name="P3"><text:tab/><text:tab/><text:tab/><text:tab/><text:tab/>P= I^2 R<text:line-break/></text:p>
      <text:p text:style-name="P2"><text:soft-page-break/>The study highlights that excessive heat can degrade insulation, reduce efficiency, and lead to potential hazards. The authors recommend continuous temperature monitoring using digital sensors to prevent overheating and ensure safe operation.</text:p>
      <text:p text:style-name="P2">According to S. Lee et al. (2021), combining current and temperature monitoring provides a more comprehensive understanding of wire performance under real operating conditions. Their findings suggest that systems that integrate electrical and thermal analysis are more effective in detecting hidden faults compared to systems that rely on a single parameter.</text:p>
      <text:p text:style-name="P2">According to Espressif Systems (2021), embedded platforms such as ESP32 offer high-speed processing and precise timing capabilities, making them suitable for signal-based diagnostics. The study highlights that microcontrollers can be programmed to perform automated testing, reducing human intervention and improving accuracy. Similarly, Arduino-based systems are widely used for sensor interfacing due to their stable analog input capabilities.</text:p>
      <text:p text:style-name="P2">According to R. Gupta and P. Sharma (2022), automated wire harness testing systems significantly improve efficiency and reliability compared to manual methods. Their research demonstrates that microcontroller-based systems can perform multiple tests simultaneously, including continuity verification, fault detection, and signal analysis. However, the study also notes that many existing systems lack the ability to analyze thermal behavior under load conditions.</text:p>
      <text:p text:style-name="P2">According to K. Mehta et al. (2020), one of the major challenges in wire harness diagnostics is the lack of integrated systems that combine electrical, signal, and thermal analysis. The authors emphasize that most existing solutions focus only on continuity testing, which provides limited information about the actual condition of the wire. They suggest that future systems should incorporate multiple testing techniques to achieve comprehensive diagnostics.</text:p>
      <text:p text:style-name="P2">According to N. Verma and S. Iyer (2021), embedded diagnostic systems are becoming increasingly important in industrial and automotive applications. Their study highlights that real-time monitoring and data analysis improve system reliability and reduce maintenance costs. The authors also point out that cost-effective solutions using microcontrollers and sensors are gaining popularity due to their scalability and ease of implementation.</text:p>
      <text:p text:style-name="P2">According to T. Anderson (2019), environmental factors such as temperature, vibration, and moisture significantly affect the performance of wire harness systems. The study explains that prolonged exposure to harsh conditions can lead to insulation degradation and mechanical failure. Proper testing and monitoring techniques are necessary to ensure long-term reliability.</text:p>
      <text:p text:style-name="P2">According to P. Singh and A. Rao (2023), the integration of multiple diagnostic parameters, including signal integrity, current measurement, and thermal monitoring, provides a more accurate evaluation of wire harness systems. Their research concludes that such integrated approaches are essential for modern applications where safety and reliability are critical.</text:p>
      <text:p text:style-name="P4"><text:span text:style-name="T1">According to B. Reis et al. (2024), modern automotive wire harness systems have evolved significantly due to the rapid development of electric and autonomous vehicles. Their study emphasizes </text:span><text:soft-page-break/><text:span text:style-name="T1">that wire harnesses are no longer simple wiring structures but have become safety-critical components responsible for both power distribution and signal transmission. The authors highlight the importance of simulation-based design, which allows engineers to analyze harness performance before physical implementation, thereby improving reliability and reducing design errors.</text:span></text:p>
      <text:p text:style-name="P2">According to Shengrui Yuan et al. (2021), reliability design plays a crucial role in wire harness systems, particularly in automotive applications. The study proposes integrating reliability requirements directly into the design phase to minimize defects and improve long-term performance. The authors suggest that improper design can lead to failures such as insulation breakdown, connector faults, and प्रणाली instability, which can affect the overall safety of the system. </text:p>
      <text:p text:style-name="P2">According to Ioana Stefan Iorga et al. (2021), the increasing complexity of automotive systems has made wire harness manufacturing and assembly more challenging. Their research focuses on optimizing assembly processes to improve efficiency and reduce production time. The study highlights that modern vehicles require complex wiring systems to support advanced features such as multimedia systems and safety controls, which increases the importance of efficient manufacturing techniques. </text:p>
      <text:p text:style-name="P2">According to Nguyen et al. (2021), automation in wire harness manufacturing is becoming essential due to the growing demand for high-quality and reliable systems. The study explains that automated manufacturing processes improve consistency, reduce human error, and ensure better quality control. Additionally, the authors note that wiring harnesses have become critical for safety functions such as braking and steering, making precision in manufacturing a key requirement. </text:p>
      <text:p text:style-name="P2">According to recent research in Procedia CIRP (2023), wire harness assembly is still largely dependent on manual labor despite advancements in automation technologies. The study discusses the potential of collaborative robots to assist in harness assembly, improving ergonomics and efficiency. However, it also highlights challenges in fully automating the process due to the flexible and complex nature of wires. </text:p>
      <text:p text:style-name="P2">According to Pemarathne and Fernando (2016), artificial intelligence (AI) has been increasingly used in wire routing and harness design systems. Their review shows that traditional trial-and-error design methods are being replaced by intelligent simulation tools that optimize wire layout and routing. These AI-based systems reduce design complexity and improve overall system efficiency. </text:p>
      <text:p text:style-name="P2">According to recent advancements in inspection technologies (2025), optical coherence tomography (OCT) has been introduced as an advanced method for wire harness inspection. This technique provides high-resolution 3D imaging, allowing detailed analysis of internal structures and detection of defects that cannot be identified through conventional visual inspection methods. The study concludes that such advanced inspection methods significantly enhance diagnostic accuracy. </text:p>
      <text:p text:style-name="P2">According to studies on automotive cable innovation (2018), lightweight wiring solutions are gaining importance in modern vehicles. Reducing the weight of wire harnesses helps improve fuel efficiency and reduce environmental impact. The research highlights that optimizing material usage without compromising performance is a key focus in current wire harness development. </text:p>
      <text:p text:style-name="P2"><text:soft-page-break/>According to recent research on connector technologies (2026), the reliability of wire harness systems largely depends on the quality of connector interfaces. The study compares different connection techniques such as cold crimping and ultrasonic welding, emphasizing that proper connection methods significantly improve durability and electrical performance. </text:p>
      <text:p text:style-name="P2">According to recent AI-based research (2023–2025), deep learning techniques are being explored for automating wire harness assembly and inspection. These methods use computer vision to detect connectors and assist robotic systems in assembling harnesses with high precision. The study indicates that although promising, these technologies still face challenges in handling complex and flexible wire structures.</text:p>
      <text:p text:style-name="P2">According to H. Kim et al. (2022), the increasing electrification of vehicles, especially in electric and hybrid systems, has significantly increased the complexity of wire harness networks. Their study explains that high-voltage wiring systems require enhanced insulation, shielding, and safety mechanisms to prevent electrical hazards. The authors highlight that improper handling of high-voltage harnesses can lead to serious safety risks, emphasizing the need for advanced testing and monitoring systems.</text:p>
      <text:p text:style-name="P2">According to M. Zhao and L. Chen (2020), fault diagnosis in cable systems can be improved using model-based and data-driven approaches. Their research discusses the use of mathematical modeling and signal analysis techniques to detect abnormalities in wiring systems. The study concludes that combining analytical models with real-time sensor data enhances the accuracy of fault detection compared to traditional methods.</text:p>
      <text:p text:style-name="P2">According to R. Patel et al. (2021), electromagnetic interference (EMI) is a major concern in modern wiring systems, especially in environments with multiple electronic components. The study explains that poor shielding and improper grounding can lead to signal distortion and communication errors. The authors recommend the use of twisted pair cables, shielding layers, and proper grounding techniques to minimize interference and improve signal reliability.</text:p>
      <text:p text:style-name="P2">According to S. Banerjee and K. Das (2019), predictive maintenance techniques are increasingly being applied to electrical systems, including wire harnesses. Their research highlights the use of sensor data and machine learning algorithms to predict potential failures before they occur. This approach reduces downtime and maintenance costs while improving system reliability.</text:p>
      <text:p text:style-name="P2">According to T. Müller et al. (2023), digital twins are emerging as a powerful tool in the design and monitoring of wire harness systems. A digital twin is a virtual model of a physical system that can simulate real-time behavior. The study demonstrates that digital twins can be used to monitor wire performance, detect faults, and optimize system design without physical testing, thereby improving efficiency and reducing development time.</text:p>
      <text:p text:style-name="P2">According to J. Alvarez and P. Gomez (2022), environmental stress testing is essential for evaluating the durability of wire harness systems. Their study examines the effects of temperature cycling, vibration, and humidity on wiring performance. The results indicate that prolonged exposure to harsh conditions can cause insulation degradation and connector failure, highlighting the importance of robust testing methods.</text:p>
      <text:p text:style-name="P2"><text:soft-page-break/>According to Y. Nakamura et al. (2021), miniaturization of electronic systems has led to increased challenges in wire harness design. The study explains that compact designs require careful routing and bundling of wires to avoid overheating and interference. The authors emphasize that advanced design tools and simulation techniques are necessary to address these challenges.</text:p>
      <text:p text:style-name="P2">According to K. Reddy and V. Prakash (2020), real-time monitoring systems using embedded sensors provide significant advantages in wire harness diagnostics. Their research shows that continuous monitoring of parameters such as current, voltage, and temperature enables early detection of faults and improves system safety. The study highlights that such systems are particularly useful in critical applications like automotive and aerospace industries.</text:p>
      <text:p text:style-name="P2">According to L. Fernandez et al. (2022), advancements in materials science have led to the development of high-performance insulation materials for wire harnesses. These materials offer improved thermal resistance, flexibility, and durability compared to traditional insulation. The study suggests that the use of advanced materials can significantly enhance the lifespan and reliability of wiring systems.</text:p>
      <text:p text:style-name="P2">According to P. Roy and S. Ghosh (2021), connector reliability is a key factor affecting the overall performance of wire harness systems. Their study analyzes different types of connector failures, including corrosion, loosening, and संपर्क resistance. The authors conclude that proper design, material selection, and maintenance are essential to ensure reliable connections.</text:p>
      <text:p text:style-name="P2">According to A. Singh et al. (2023), smart diagnostic systems using Internet of Things (IoT) technology are becoming increasingly popular in wire harness monitoring. These systems enable remote monitoring and data analysis, allowing users to track system performance in real time. The study highlights that IoT-based systems improve fault detection and reduce the need for manual inspection.</text:p>
      <text:p text:style-name="P2">According to D. White (2019), thermal imaging techniques can be used for non-contact monitoring of wire temperature. This method allows detection of hotspots and abnormal heating without physically touching the wire. The study concludes that thermal imaging is a useful tool for preventive maintenance and safety analysis.</text:p>
      <text:p text:style-name="P2">According to G. Huang et al. (2024), machine learning algorithms are being applied to analyze large datasets collected from wiring systems. Their research demonstrates that pattern recognition techniques can identify fault signatures and predict failures with high accuracy. The authors emphasize that integrating machine learning with sensor-based systems can significantly improve diagnostic capabil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13:47:31.794232374</meta:creation-date>
    <meta:generator>LibreOffice/26.2.0.3$Linux_X86_64 LibreOffice_project/620$Build-3</meta:generator>
    <dc:date>2026-04-22T14:08:55.019184304</dc:date>
    <meta:editing-duration>PT22M26S</meta:editing-duration>
    <meta:editing-cycles>3</meta:editing-cycles>
    <meta:document-statistic meta:table-count="0" meta:image-count="0" meta:object-count="0" meta:page-count="5" meta:paragraph-count="39" meta:word-count="2181" meta:character-count="15750" meta:non-whitespace-character-count="13595"/>
  </office:meta>
</office:document-meta>
</file>